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>
      <style:text-properties fo:language="es" fo:country="ES" style:font-size-asian="10.5pt"/>
    </style:style>
    <style:style style:name="P2" style:family="paragraph" style:parent-style-name="UBUcuerpoTrabajo" style:list-style-name="L1"/>
    <style:style style:name="P3" style:family="paragraph" style:parent-style-name="UBUcuerpoTrabajo" style:list-style-name="L1">
      <style:text-properties fo:language="es" fo:country="ES" style:font-size-asian="10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size-asian="10.5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language="es" fo:country="ES" style:font-size-asian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bjetivos del proyecto </text:h>
      <text:p text:style-name="UBUcuerpoTrabajo"/>
      <text:p text:style-name="UBUcuerpoTrabajo">El objetivo principal de este proyecto es implementar un software capaz de proporcionar una información mas detallada, clara y precisa de los datos que se pueden obtener directamente desde la plataforma GitHub para permitir una compresión mas clara y completa a los usuarios de la evolución y el estado del desarrollo de un proyecto y de la forma de trabajo de los usuarios que colaboran en dicho proyecto alojado en la plataforma. </text:p>
      <text:h text:style-name="Heading_20_2" text:outline-level="2"><text:span text:style-name="T3">Objetivos</text:span> <text:span text:style-name="T3">técnicos</text:span>.</text:h>
      <text:p text:style-name="P1"/>
      <text:list xml:id="list3688209737694709174" text:style-name="L1">
        <text:list-item>
          <text:p text:style-name="P3">Vamos a utilizar patrones de diseño para permitir una rápida y sencilla escalabilidad que permita introducir nuevas plataformas para obtener información de los proyectos alojados en ellas.</text:p>
        </text:list-item>
        <text:list-item>
          <text:p text:style-name="P2"><text:span text:style-name="T4">Las métricas a utilizar va a extraerse del conjunto de métricas definido en la tesis</text:span> sPACE: Software <text:span text:style-name="T2">Project</text:span> <text:span text:style-name="T1">Assessment</text:span> in <text:span text:style-name="T1">the</text:span> Course of Evolution, desarrollada por Jacek Ratzinguer y de versiones de las propias mostradas por GitHub para cada proyec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="100%" fo:margin-left="0cm" fo:margin-right="0cm" fo:margin-top="0cm" fo:margin-bottom="0.199cm" fo:text-align="justify" style:justify-single-word="false" fo:text-indent="0.499cm" style:auto-text-indent="false"/>
      <style:text-properties fo:language="en" fo:country="US" style:font-size-asian="10.5pt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="100%" fo:margin-left="0.75cm" fo:margin-right="0cm" fo:margin-top="0.801cm" fo:margin-bottom="0.199cm" fo:text-indent="-0.25cm" style:auto-text-indent="false" style:page-number="auto">
        <style:tab-stops/>
      </style:paragraph-properties>
      <style:text-properties fo:font-variant="small-caps"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top="0cm" fo:margin-bottom="0.212cm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3.175cm" fo:margin-right="0cm" fo:margin-top="0.423cm" fo:margin-bottom="0.212cm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75cm" fo:margin-right="0cm" fo:margin-top="0.6cm" fo:margin-bottom="0.199cm" fo:text-indent="-0.25cm" style:auto-text-indent="false" style:page-number="auto">
        <style:tab-stops/>
      </style:paragraph-properties>
      <style:text-properties fo:font-variant="small-caps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2_ObjetivosDelProyecto.odt</text:file-name> v.<text:editing-cycles>19</text:editing-cycles> <text:title/><text:modification-date style:data-style-name="N103">01/feb/16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pa </meta:initial-creator>
    <meta:creation-date>2014-01-25T22:23:01</meta:creation-date>
    <meta:generator>OpenOffice/4.0.1$Win32 OpenOffice.org_project/401m5$Build-9714</meta:generator>
    <dc:date>2016-02-01T18:12:43.13</dc:date>
    <dc:creator>David Blanco Alonso</dc:creator>
    <meta:editing-duration>PT27M5S</meta:editing-duration>
    <meta:editing-cycles>19</meta:editing-cycles>
    <meta:document-statistic meta:table-count="0" meta:image-count="0" meta:object-count="0" meta:page-count="1" meta:paragraph-count="6" meta:word-count="150" meta:character-count="963"/>
  </office:meta>
</office:document-meta>
</file>